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LexicalValueException.InvalidLexicalValu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LexicalValueException.InvalidLexicalValueException(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LexicalValueException.setLoca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LexicalValueException.InvalidLexicalValueException( String msg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LexicalValueExcep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LexicalValueException.InvalidLexicalValu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LexicalValueException.InvalidLexicalValueException( String msg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LexicalValueException.InvalidLexicalValu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LexicalValueException.InvalidLexicalValu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